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H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H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H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H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H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TL_20_HRowHeader">
      <style:table-cell-properties fo:border-bottom="none" style:diagonal-bl-tr="none" style:diagonal-tl-br="none" fo:border-left="none" fo:border-right="none" fo:border-top="1.76pt solid #313739"/>
    </style:style>
    <style:style style:name="ce17" style:family="table-cell" style:parent-style-name="TL_20_HRowHeader">
      <style:table-cell-properties fo:border-bottom="none" style:diagonal-bl-tr="none" style:diagonal-tl-br="none" fo:border-left="none" fo:border-right="1.76pt solid #313739" fo:border-top="1.76pt solid #313739"/>
    </style:style>
    <style:style style:name="ce18" style:family="table-cell" style:parent-style-name="TL_20_HRowHeader">
      <style:table-cell-properties fo:border-bottom="none" style:diagonal-bl-tr="none" style:diagonal-tl-br="none" fo:border-left="none" fo:border-right="1.76pt solid #313739" fo:border-top="none"/>
    </style:style>
    <style:style style:name="ce19" style:family="table-cell" style:parent-style-name="TL_20_HRowHeader">
      <style:table-cell-properties fo:border-bottom="1.76pt solid #313739" style:diagonal-bl-tr="none" style:diagonal-tl-br="none" fo:border-left="none" fo:border-right="1.76pt solid #313739" fo:border-top="none"/>
    </style:style>
    <style:style style:name="ce20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3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4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25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28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2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36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37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3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87.4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 table:number-columns-repeated="22"/>
          <table:table-cell table:style-name="ce47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3" table:style-name="ce14"/>
          <table:table-cell/>
          <table:table-cell table:style-name="ce20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5"/>
          <table:table-cell table:style-name="ce29" office:value-type="string" calcext:value-type="string">
            <text:p>Bewoonde schepen.</text:p>
          </table:table-cell>
          <table:table-cell table:style-name="ce29" office:value-type="string" calcext:value-type="string">
            <text:p>Bewoonde wagens.</text:p>
          </table:table-cell>
          <table:table-cell table:style-name="ce30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29" office:value-type="string" calcext:value-type="string">
            <text:p>Bewoonde schepen.</text:p>
          </table:table-cell>
          <table:table-cell table:style-name="ce29" office:value-type="string" calcext:value-type="string">
            <text:p>Bewoonde wagens.</text:p>
          </table:table-cell>
          <table:table-cell table:style-name="ce29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29"/>
          <table:table-cell table:style-name="ce33" office:value-type="string" calcext:value-type="string" table:number-columns-spanned="2" table:number-rows-spanned="1">
            <text:p>Tijdelijk aanwezigen.</text:p>
          </table:table-cell>
          <table:covered-table-cell table:style-name="ce33"/>
          <table:table-cell table:style-name="ce38" office:value-type="string" calcext:value-type="string" table:number-columns-spanned="1" table:number-rows-spanned="2">
            <text:p>Telling</text:p>
          </table:table-cell>
          <table:table-cell table:style-name="ce43" office:value-type="string" calcext:value-type="string" table:number-columns-spanned="1" table:number-rows-spanned="2">
            <text:p>Tabel</text:p>
          </table:table-cell>
          <table:table-cell table:style-name="ce43" office:value-type="string" calcext:value-type="string" table:number-columns-spanned="1" table:number-rows-spanned="2">
            <text:p>Pagina</text:p>
          </table:table-cell>
          <table:table-cell table:style-name="ce43" office:value-type="string" calcext:value-type="string" table:number-columns-spanned="1" table:number-rows-spanned="2">
            <text:p>Provincie</text:p>
          </table:table-cell>
          <table:table-cell table:style-name="ce48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3" table:style-name="ce15"/>
          <table:table-cell/>
          <table:table-cell table:style-name="ce21" office:value-type="string" calcext:value-type="string">
            <text:p>Bewoonde huizen.</text:p>
          </table:table-cell>
          <table:table-cell table:style-name="ce26" office:value-type="string" calcext:value-type="string">
            <text:p>Onbewoonde woonhuizen.</text:p>
          </table:table-cell>
          <table:table-cell table:style-name="ce26" office:value-type="string" calcext:value-type="string">
            <text:p>Woonhuizen in aanbouw.</text:p>
          </table:table-cell>
          <table:table-cell table:style-name="ce26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26"/>
          <table:covered-table-cell table:style-name="ce31"/>
          <table:table-cell table:style-name="ce26" office:value-type="string" calcext:value-type="string" table:number-columns-spanned="2" table:number-rows-spanned="1">
            <text:p>Tijdelijk aanwezig.</text:p>
          </table:table-cell>
          <table:covered-table-cell table:style-name="ce26"/>
          <table:table-cell table:style-name="ce32" office:value-type="string" calcext:value-type="string">
            <text:p>Mannen.</text:p>
          </table:table-cell>
          <table:table-cell table:style-name="ce32" office:value-type="string" calcext:value-type="string">
            <text:p>Vrouwen.</text:p>
          </table:table-cell>
          <table:table-cell table:style-name="ce32" office:value-type="string" calcext:value-type="string">
            <text:p>Totaal.</text:p>
          </table:table-cell>
          <table:table-cell table:style-name="ce32" office:value-type="string" calcext:value-type="string">
            <text:p>Mannen.</text:p>
          </table:table-cell>
          <table:table-cell table:style-name="ce34" office:value-type="string" calcext:value-type="string">
            <text:p>Vrouwen.</text:p>
          </table:table-cell>
          <table:covered-table-cell table:style-name="ce39"/>
          <table:covered-table-cell table:number-columns-repeated="3" table:style-name="ce44"/>
          <table:covered-table-cell table:style-name="ce4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mbt-Almelo</text:p>
          </table:table-cell>
          <table:table-cell table:style-name="ce11" office:value-type="string" calcext:value-type="string">
            <text:p>Geen kom</text:p>
          </table:table-cell>
          <table:table-cell table:style-name="ce16" office:value-type="string" calcext:value-type="string">
            <text:p>A</text:p>
          </table:table-cell>
          <table:table-cell table:style-name="ce16"/>
          <table:table-cell table:style-name="ce17" office:value-type="string" calcext:value-type="string">
            <text:p>Huizen</text:p>
          </table:table-cell>
          <table:table-cell/>
          <table:table-cell table:style-name="ce22" office:value-type="float" office:value="275" calcext:value-type="float">
            <text:p>27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705" calcext:value-type="float">
            <text:p>705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13" calcext:value-type="float">
            <text:p>13</text:p>
          </table:table-cell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0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5" calcext:value-type="float">
            <text:p>55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94" calcext:value-type="float">
            <text:p>1394</text:p>
          </table:table-cell>
          <table:table-cell table:style-name="TL_20_Data" office:value-type="float" office:value="1365" calcext:value-type="float">
            <text:p>1365</text:p>
          </table:table-cell>
          <table:table-cell table:style-name="TL_20_Data" office:value-type="float" office:value="2759" calcext:value-type="float">
            <text:p>275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st. "de Goede Herder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57" calcext:value-type="float">
            <text:p>1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82" calcext:value-type="float">
            <text:p>3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2063" calcext:value-type="float">
            <text:p>20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370" calcext:value-type="float">
            <text:p>137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589" calcext:value-type="float">
            <text:p>3589</text:p>
          </table:table-cell>
          <table:table-cell table:style-name="TL_20_Data" office:value-type="float" office:value="3705" calcext:value-type="float">
            <text:p>3705</text:p>
          </table:table-cell>
          <table:table-cell table:style-name="TL_20_Data" office:value-type="float" office:value="7294" calcext:value-type="float">
            <text:p>7294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36" office:value-type="float" office:value="56" calcext:value-type="float">
            <text:p>5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6" calcext:value-type="float">
            <text:p>1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ed. Herv.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uis van Arres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94" calcext:value-type="float">
            <text:p>19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5" calcext:value-type="float">
            <text:p>285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1372" calcext:value-type="float">
            <text:p>1372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6" calcext:value-type="float">
            <text:p>1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2" calcext:value-type="float">
            <text:p>20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1" calcext:value-type="float">
            <text:p>51</text:p>
          </table:table-cell>
          <table:table-cell table:style-name="TL_20_Data" table:number-columns-repeated="2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5" calcext:value-type="float">
            <text:p>19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St. Anthony 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St. Catharina 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84" calcext:value-type="float">
            <text:p>18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8" calcext:value-type="float">
            <text:p>15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5" calcext:value-type="float">
            <text:p>2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 office:value-type="string" calcext:value-type="string">
            <text:p>Het 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26" calcext:value-type="float">
            <text:p>126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176" calcext:value-type="float">
            <text:p>217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36" calcext:value-type="float">
            <text:p>4836</text:p>
          </table:table-cell>
          <table:table-cell table:style-name="TL_20_Data" office:value-type="float" office:value="5181" calcext:value-type="float">
            <text:p>5181</text:p>
          </table:table-cell>
          <table:table-cell table:style-name="TL_20_Data" office:value-type="float" office:value="10017" calcext:value-type="float">
            <text:p>1001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36" office:value-type="float" office:value="158" calcext:value-type="float">
            <text:p>15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176" calcext:value-type="float">
            <text:p>217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36" calcext:value-type="float">
            <text:p>4836</text:p>
          </table:table-cell>
          <table:table-cell table:style-name="TL_20_Data" office:value-type="float" office:value="5182" calcext:value-type="float">
            <text:p>5182</text:p>
          </table:table-cell>
          <table:table-cell table:style-name="TL_20_Data" office:value-type="float" office:value="10018" calcext:value-type="float">
            <text:p>1001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36" office:value-type="float" office:value="158" calcext:value-type="float">
            <text:p>15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oven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oven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9" calcext:value-type="float">
            <text:p>1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ovenvaar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Lange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cht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chtervel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edems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0" calcext:value-type="float">
            <text:p>1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217" calcext:value-type="float">
            <text:p>12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edemsvaar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edemsvaart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Lange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Klooster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Kro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Mulder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Pol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Sponturf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Strooien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Vogelza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Dedems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5" calcext:value-type="float">
            <text:p>10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Kalk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Ommer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Oost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Oostwijk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Oostwijk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Dedems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Kolonie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Ommer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Pol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Oosterhui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Pol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Sponturf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Veldzicht, Rijks Opvoedings-gesticht "Veldzicht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/>
          <table:table-cell table:style-name="TL_20_Data" office:value-type="float" office:value="241" calcext:value-type="float">
            <text:p>24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Veldzicht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alk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eneden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Ommerschan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Ommerschans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Oud Averee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Oud Averees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4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Oud Avereest, Verschillende personen die geen bepaald huis of schip bewonen</text:p>
          </table:table-cell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/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52" calcext:value-type="float">
            <text:p>115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49" calcext:value-type="float">
            <text:p>3449</text:p>
          </table:table-cell>
          <table:table-cell table:style-name="TL_20_Data" office:value-type="float" office:value="3067" calcext:value-type="float">
            <text:p>3067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36" office:value-type="float" office:value="63" calcext:value-type="float">
            <text:p>6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52" calcext:value-type="float">
            <text:p>115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50" calcext:value-type="float">
            <text:p>3450</text:p>
          </table:table-cell>
          <table:table-cell table:style-name="TL_20_Data" office:value-type="float" office:value="3067" calcext:value-type="float">
            <text:p>3067</text:p>
          </table:table-cell>
          <table:table-cell table:style-name="TL_20_Data" office:value-type="float" office:value="6517" calcext:value-type="float">
            <text:p>6517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36" office:value-type="float" office:value="63" calcext:value-type="float">
            <text:p>6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table:number-columns-repeated="7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ther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Zuid 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41" calcext:value-type="float">
            <text:p>2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1195" calcext:value-type="float">
            <text:p>119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81" calcext:value-type="float">
            <text:p>2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404" calcext:value-type="float">
            <text:p>140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erk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oordeinde, Lageweg en Ronde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1" calcext:value-type="float">
            <text:p>11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1" calcext:value-type="float">
            <text:p>11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7" calcext:value-type="float">
            <text:p>11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5" calcext:value-type="float">
            <text:p>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Ned. Herv.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21" calcext:value-type="float">
            <text:p>3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1344" calcext:value-type="float">
            <text:p>1344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21" calcext:value-type="float">
            <text:p>3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Het St. Johannes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76" calcext:value-type="float">
            <text:p>47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1137" calcext:value-type="float">
            <text:p>1137</text:p>
          </table:table-cell>
          <table:table-cell table:style-name="TL_20_Data" office:value-type="float" office:value="2281" calcext:value-type="float">
            <text:p>2281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77" calcext:value-type="float">
            <text:p>47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1150" calcext:value-type="float">
            <text:p>1150</text:p>
          </table:table-cell>
          <table:table-cell table:style-name="TL_20_Data" office:value-type="float" office:value="2298" calcext:value-type="float">
            <text:p>2298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6" calcext:value-type="float">
            <text:p>19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orne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4" calcext:value-type="float">
            <text:p>1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Hertm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51" calcext:value-type="float">
            <text:p>151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Zenderen, Gymnasium "St. Alberti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Zenderen, Klooster der Paters Karmeliet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Zenderen, Karmelietessen-klooster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Zenderen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2" calcext:value-type="float">
            <text:p>16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Zenderen, 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27" calcext:value-type="float">
            <text:p>5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27" calcext:value-type="float">
            <text:p>1427</text:p>
          </table:table-cell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2776" calcext:value-type="float">
            <text:p>2776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6" office:value-type="float" office:value="31" calcext:value-type="float">
            <text:p>3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04" calcext:value-type="float">
            <text:p>100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75" calcext:value-type="float">
            <text:p>2575</text:p>
          </table:table-cell>
          <table:table-cell table:style-name="TL_20_Data" office:value-type="float" office:value="2499" calcext:value-type="float">
            <text:p>2499</text:p>
          </table:table-cell>
          <table:table-cell table:style-name="TL_20_Data" office:value-type="float" office:value="5074" calcext:value-type="float">
            <text:p>507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6" office:value-type="float" office:value="58" calcext:value-type="float">
            <text:p>5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Ned. Herv. Arm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40" calcext:value-type="float">
            <text:p>2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41" calcext:value-type="float">
            <text:p>24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991" calcext:value-type="float">
            <text:p>991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9" calcext:value-type="float">
            <text:p>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ent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1" calcext:value-type="float">
            <text:p>28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647" calcext:value-type="float">
            <text:p>647</text:p>
          </table:table-cell>
          <table:table-cell table:style-name="TL_20_Data" office:value-type="float" office:value="1362" calcext:value-type="float">
            <text:p>136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enth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enthe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mm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Milli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Rech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Hes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table:number-columns-repeated="7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Anc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9" calcext:value-type="float">
            <text:p>10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Gern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Oosterdalf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Wel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Welsum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Welsum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Oudleu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4" calcext:value-type="float">
            <text:p>174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Oudleus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Oudleuse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Oudleusen, Keeten</text:p>
          </table:table-cell>
          <table:table-cell table:style-name="ce18"/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28" calcext:value-type="float">
            <text:p>9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368" calcext:value-type="float">
            <text:p>2368</text:p>
          </table:table-cell>
          <table:table-cell table:style-name="TL_20_Data" office:value-type="float" office:value="2078" calcext:value-type="float">
            <text:p>2078</text:p>
          </table:table-cell>
          <table:table-cell table:style-name="TL_20_Data" office:value-type="float" office:value="4446" calcext:value-type="float">
            <text:p>4446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36" office:value-type="float" office:value="72" calcext:value-type="float">
            <text:p>7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69" calcext:value-type="float">
            <text:p>116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895" calcext:value-type="float">
            <text:p>2895</text:p>
          </table:table-cell>
          <table:table-cell table:style-name="TL_20_Data" office:value-type="float" office:value="2543" calcext:value-type="float">
            <text:p>2543</text:p>
          </table:table-cell>
          <table:table-cell table:style-name="TL_20_Data" office:value-type="float" office:value="5438" calcext:value-type="float">
            <text:p>543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ldeneresch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5" calcext:value-type="float">
            <text:p>7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ldeneresch, 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z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ldener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Zelda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9" calcext:value-type="float">
            <text:p>7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Wien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Bent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Hengeve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209" calcext:value-type="float">
            <text:p>209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13" calcext:value-type="float">
            <text:p>5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79" calcext:value-type="float">
            <text:p>1479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2813" calcext:value-type="float">
            <text:p>2813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36" office:value-type="float" office:value="106" calcext:value-type="float">
            <text:p>10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R.K. Liefde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69" calcext:value-type="float">
            <text:p>26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70" calcext:value-type="float">
            <text:p>2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1205" calcext:value-type="float">
            <text:p>1205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6" calcext:value-type="float">
            <text:p>1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6" calcext:value-type="float">
            <text:p>1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36" calcext:value-type="float">
            <text:p>4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1960" calcext:value-type="float">
            <text:p>1960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45" calcext:value-type="float">
            <text:p>4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Denekam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6" calcext:value-type="float">
            <text:p>1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6" calcext:value-type="float">
            <text:p>1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oord-Deurninge, Klooster St. Nicolaas-Stif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oord-Deurninge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enekam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4" calcext:value-type="float">
            <text:p>10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enekamp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attr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reklenkam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Tillig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root Ag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Klein Ag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ud Oostmar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4" calcext:value-type="float">
            <text:p>5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ut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15" calcext:value-type="float">
            <text:p>6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59" calcext:value-type="float">
            <text:p>1659</text:p>
          </table:table-cell>
          <table:table-cell table:style-name="TL_20_Data" office:value-type="float" office:value="1584" calcext:value-type="float">
            <text:p>1584</text:p>
          </table:table-cell>
          <table:table-cell table:style-name="TL_20_Data" office:value-type="float" office:value="3243" calcext:value-type="float">
            <text:p>3243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81" calcext:value-type="float">
            <text:p>78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1920" calcext:value-type="float">
            <text:p>1920</text:p>
          </table:table-cell>
          <table:table-cell table:style-name="TL_20_Data" office:value-type="float" office:value="3919" calcext:value-type="float">
            <text:p>391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rankzinnigengesticht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roote- en Voorster-Gasthuis</text:p>
          </table:table-cell>
          <table:table-cell table:style-name="ce18"/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rger-Weeshuis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Oude Vrouw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9" calcext:value-type="float">
            <text:p>39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. Jurriens-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cherf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Wanningshuis</text:p>
          </table:table-cell>
          <table:table-cell table:style-name="ce18"/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8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e Weerds-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Ziekenhuis</text:p>
          </table:table-cell>
          <table:table-cell table:style-name="ce18"/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. Josephs-gesticht</text:p>
          </table:table-cell>
          <table:table-cell table:style-name="ce18"/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eizersplaat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Hospitaal</text:p>
          </table:table-cell>
          <table:table-cell table:style-name="ce18"/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Militaire bakkerij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ostschool "Rozendaal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ostschool "Hagenbeek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reau van Politi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Huis van bewaring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1" calcext:value-type="float">
            <text:p>2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816" calcext:value-type="float">
            <text:p>481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2"/>
          <table:table-cell table:style-name="TL_20_Data" office:value-type="float" office:value="11591" calcext:value-type="float">
            <text:p>11591</text:p>
          </table:table-cell>
          <table:table-cell table:style-name="TL_20_Data" office:value-type="float" office:value="12089" calcext:value-type="float">
            <text:p>12089</text:p>
          </table:table-cell>
          <table:table-cell table:style-name="TL_20_Data" office:value-type="float" office:value="23680" calcext:value-type="float">
            <text:p>23680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ce36" office:value-type="float" office:value="315" calcext:value-type="float">
            <text:p>3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4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87" calcext:value-type="float">
            <text:p>87</text:p>
          </table:table-cell>
          <table:table-cell table:style-name="ce36" office:value-type="float" office:value="74" calcext:value-type="float">
            <text:p>7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857" calcext:value-type="float">
            <text:p>485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377" calcext:value-type="float">
            <text:p>12377</text:p>
          </table:table-cell>
          <table:table-cell table:style-name="TL_20_Data" office:value-type="float" office:value="12787" calcext:value-type="float">
            <text:p>12787</text:p>
          </table:table-cell>
          <table:table-cell table:style-name="TL_20_Data" office:value-type="float" office:value="25164" calcext:value-type="float">
            <text:p>25164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ce36" office:value-type="float" office:value="447" calcext:value-type="float">
            <text:p>44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et Krankzinnigengesticht</text:p>
          </table:table-cell>
          <table:table-cell table:style-name="ce18"/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52" calcext:value-type="float">
            <text:p>15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2" calcext:value-type="float">
            <text:p>1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019" calcext:value-type="float">
            <text:p>501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933" calcext:value-type="float">
            <text:p>12933</text:p>
          </table:table-cell>
          <table:table-cell table:style-name="TL_20_Data" office:value-type="float" office:value="13279" calcext:value-type="float">
            <text:p>13279</text:p>
          </table:table-cell>
          <table:table-cell table:style-name="TL_20_Data" office:value-type="float" office:value="26212" calcext:value-type="float">
            <text:p>26212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ce36" office:value-type="float" office:value="449" calcext:value-type="float">
            <text:p>44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Stedek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9" calcext:value-type="float">
            <text:p>13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9" calcext:value-type="float">
            <text:p>13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Kersp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Schipbe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/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Markve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31" calcext:value-type="float">
            <text:p>9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13" calcext:value-type="float">
            <text:p>3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Ra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9" calcext:value-type="float">
            <text:p>1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Tjoene, Klooster Sion la Trapp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Tjoene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Aver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Fries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Ri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9" calcext:value-type="float">
            <text:p>1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org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0" calcext:value-type="float">
            <text:p>9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orgel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orgele, Tijd. aanw. woonwagen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x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Colmscha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eteri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etering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etering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ett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inde, Tijdel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kken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76" calcext:value-type="float">
            <text:p>77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33" calcext:value-type="float">
            <text:p>2133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4022" calcext:value-type="float">
            <text:p>4022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36" office:value-type="float" office:value="39" calcext:value-type="float">
            <text:p>3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11" calcext:value-type="float">
            <text:p>81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11" calcext:value-type="float">
            <text:p>2211</text:p>
          </table:table-cell>
          <table:table-cell table:style-name="TL_20_Data" office:value-type="float" office:value="1962" calcext:value-type="float">
            <text:p>1962</text:p>
          </table:table-cell>
          <table:table-cell table:style-name="TL_20_Data" office:value-type="float" office:value="4173" calcext:value-type="float">
            <text:p>4173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</text:p>
          </table:table-cell>
          <table:table-cell table:style-name="TL_20_HRowHeader" office:value-type="string" calcext:value-type="string">
            <text:p>R.K. 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95" calcext:value-type="float">
            <text:p>1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2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3</text:p>
          </table:table-cell>
          <table:table-cell table:style-name="TL_20_HRowHeader" office:value-type="string" calcext:value-type="string">
            <text:p>Ned. Herv.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3</text:p>
          </table:table-cell>
          <table:table-cell table:style-name="TL_20_HRowHeader" office:value-type="string" calcext:value-type="string">
            <text:p>Klooster het Larinks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3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74" calcext:value-type="float">
            <text:p>17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4</text:p>
          </table:table-cell>
          <table:table-cell table:style-name="TL_20_HRowHeader" office:value-type="string" calcext:value-type="string">
            <text:p>Oude M. en Vr. 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4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759" calcext:value-type="float">
            <text:p>75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5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6" calcext:value-type="float">
            <text:p>136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6</text:p>
          </table:table-cell>
          <table:table-cell table:style-name="TL_20_HRowHeader" office:value-type="string" calcext:value-type="string">
            <text:p>Alg. Ziekenhuis van de Vereeniging "Ziekenzorg"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6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3" calcext:value-type="float">
            <text:p>16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7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5" calcext:value-type="float">
            <text:p>1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928" calcext:value-type="float">
            <text:p>9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8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1" calcext:value-type="float">
            <text:p>1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9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2" calcext:value-type="float">
            <text:p>1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0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1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2" calcext:value-type="float">
            <text:p>1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2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8" calcext:value-type="float">
            <text:p>1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3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4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7" calcext:value-type="float">
            <text:p>157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5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6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7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8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2" calcext:value-type="float">
            <text:p>17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19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6" calcext:value-type="float">
            <text:p>146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796" calcext:value-type="float">
            <text:p>79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20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8" calcext:value-type="float">
            <text:p>1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21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1" calcext:value-type="float">
            <text:p>12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22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23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table:number-columns-repeated="7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24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fd. 25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4" calcext:value-type="float">
            <text:p>15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472" calcext:value-type="float">
            <text:p>347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56" calcext:value-type="float">
            <text:p>456</text:p>
          </table:table-cell>
          <table:table-cell table:style-name="TL_20_Data" table:number-columns-repeated="2"/>
          <table:table-cell table:style-name="TL_20_Data" office:value-type="float" office:value="9425" calcext:value-type="float">
            <text:p>9425</text:p>
          </table:table-cell>
          <table:table-cell table:style-name="TL_20_Data" office:value-type="float" office:value="9471" calcext:value-type="float">
            <text:p>9471</text:p>
          </table:table-cell>
          <table:table-cell table:style-name="TL_20_Data" office:value-type="float" office:value="18896" calcext:value-type="float">
            <text:p>1889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ce36" office:value-type="float" office:value="151" calcext:value-type="float">
            <text:p>15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2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4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5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5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style-name="TL_20_Data" table:number-columns-repeated="7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6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8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9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10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13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15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16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17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18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19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21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22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3" calcext:value-type="float">
            <text:p>14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815" calcext:value-type="float">
            <text:p>81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23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6" calcext:value-type="float">
            <text:p>1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24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24</text:p>
          </table:table-cell>
          <table:table-cell table:style-name="TL_20_HRowHeader" office:value-type="string" calcext:value-type="string">
            <text:p>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 25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81" calcext:value-type="float">
            <text:p>98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818" calcext:value-type="float">
            <text:p>2818</text:p>
          </table:table-cell>
          <table:table-cell table:style-name="TL_20_Data" office:value-type="float" office:value="2623" calcext:value-type="float">
            <text:p>2623</text:p>
          </table:table-cell>
          <table:table-cell table:style-name="TL_20_Data" office:value-type="float" office:value="5441" calcext:value-type="float">
            <text:p>54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453" calcext:value-type="float">
            <text:p>445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525" calcext:value-type="float">
            <text:p>52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249" calcext:value-type="float">
            <text:p>12249</text:p>
          </table:table-cell>
          <table:table-cell table:style-name="TL_20_Data" office:value-type="float" office:value="12104" calcext:value-type="float">
            <text:p>12104</text:p>
          </table:table-cell>
          <table:table-cell table:style-name="TL_20_Data" office:value-type="float" office:value="24353" calcext:value-type="float">
            <text:p>24353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ce36" office:value-type="float" office:value="181" calcext:value-type="float">
            <text:p>18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iaconie-Arm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13" calcext:value-type="float">
            <text:p>213</text:p>
          </table:table-cell>
          <table:table-cell table:style-name="TL_20_Data" table:number-columns-repeated="4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5" calcext:value-type="float">
            <text:p>14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8" calcext:value-type="float">
            <text:p>1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27" calcext:value-type="float">
            <text:p>52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 table:number-columns-repeated="2"/>
          <table:table-cell table:style-name="TL_20_Data" office:value-type="float" office:value="1189" calcext:value-type="float">
            <text:p>1189</text:p>
          </table:table-cell>
          <table:table-cell table:style-name="TL_20_Data" office:value-type="float" office:value="1155" calcext:value-type="float">
            <text:p>1155</text:p>
          </table:table-cell>
          <table:table-cell table:style-name="TL_20_Data" office:value-type="float" office:value="2344" calcext:value-type="float">
            <text:p>2344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Onbew. gebouwen</text:p>
          </table:table-cell>
          <table:table-cell table:style-name="ce18"/>
          <table:table-cell/>
          <table:table-cell table:style-name="ce23"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Schipperij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2" calcext:value-type="float">
            <text:p>8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09" calcext:value-type="float">
            <text:p>6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1378" calcext:value-type="float">
            <text:p>1378</text:p>
          </table:table-cell>
          <table:table-cell table:style-name="TL_20_Data" office:value-type="float" office:value="2791" calcext:value-type="float">
            <text:p>2791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Zuid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Zuid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70" calcext:value-type="float">
            <text:p>1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Noord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6" calcext:value-type="float">
            <text:p>1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Kloos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Midden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Zuid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Zuideinde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Dwarsgrach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Dwarsgrach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Jo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Muggenbee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6" calcext:value-type="float">
            <text:p>29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285" calcext:value-type="float">
            <text:p>128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66" calcext:value-type="float">
            <text:p>46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919" calcext:value-type="float">
            <text:p>919</text:p>
          </table:table-cell>
          <table:table-cell table:style-name="TL_20_Data" office:value-type="float" office:value="2011" calcext:value-type="float">
            <text:p>20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7" calcext:value-type="float">
            <text:p>5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236" calcext:value-type="float">
            <text:p>1236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494" calcext:value-type="float">
            <text:p>24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6" office:value-type="float" office:value="57" calcext:value-type="float">
            <text:p>5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67" calcext:value-type="float">
            <text:p>5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236" calcext:value-type="float">
            <text:p>1236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494" calcext:value-type="float">
            <text:p>24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6" office:value-type="float" office:value="57" calcext:value-type="float">
            <text:p>5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84" calcext:value-type="float">
            <text:p>6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1529" calcext:value-type="float">
            <text:p>1529</text:p>
          </table:table-cell>
          <table:table-cell table:style-name="TL_20_Data" office:value-type="float" office:value="1566" calcext:value-type="float">
            <text:p>1566</text:p>
          </table:table-cell>
          <table:table-cell table:style-name="TL_20_Data" office:value-type="float" office:value="3095" calcext:value-type="float">
            <text:p>3095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36" office:value-type="float" office:value="70" calcext:value-type="float">
            <text:p>7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orp Graf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1" calcext:value-type="float">
            <text:p>1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304" calcext:value-type="float">
            <text:p>304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orp Kamperzee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orp Kamperzeedijk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n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Holthon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Holthem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den Ve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72" calcext:value-type="float">
            <text:p>72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Loo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Aneve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Kri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2" calcext:value-type="float">
            <text:p>22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1170" calcext:value-type="float">
            <text:p>117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Krim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Krim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28" calcext:value-type="float">
            <text:p>528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1418" calcext:value-type="float">
            <text:p>1418</text:p>
          </table:table-cell>
          <table:table-cell table:style-name="TL_20_Data" office:value-type="float" office:value="2948" calcext:value-type="float">
            <text:p>2948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36" office:value-type="float" office:value="38" calcext:value-type="float">
            <text:p>3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24" calcext:value-type="float">
            <text:p>624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753" calcext:value-type="float">
            <text:p>1753</text:p>
          </table:table-cell>
          <table:table-cell table:style-name="TL_20_Data" office:value-type="float" office:value="1605" calcext:value-type="float">
            <text:p>1605</text:p>
          </table:table-cell>
          <table:table-cell table:style-name="TL_20_Data" office:value-type="float" office:value="3358" calcext:value-type="float">
            <text:p>3358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36" office:value-type="float" office:value="46" calcext:value-type="float">
            <text:p>4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4" calcext:value-type="float">
            <text:p>30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1493" calcext:value-type="float">
            <text:p>14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04" calcext:value-type="float">
            <text:p>30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1493" calcext:value-type="float">
            <text:p>14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ostelijk deel van Honesch en Lang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rammelo, zuidel. deel van Boekelo en Holt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1" calcext:value-type="float">
            <text:p>15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zuidwest. deel van Eppenzolder en noordel. deel van Boek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noordel. deel van Eppenzolder en westelijk deel van Honesch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0" calcext:value-type="float">
            <text:p>13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Buur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5" calcext:value-type="float">
            <text:p>12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70" calcext:value-type="float">
            <text:p>67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76" calcext:value-type="float">
            <text:p>1876</text:p>
          </table:table-cell>
          <table:table-cell table:style-name="TL_20_Data" office:value-type="float" office:value="1727" calcext:value-type="float">
            <text:p>1727</text:p>
          </table:table-cell>
          <table:table-cell table:style-name="TL_20_Data" office:value-type="float" office:value="3603" calcext:value-type="float">
            <text:p>3603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36" office:value-type="float" office:value="54" calcext:value-type="float">
            <text:p>5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74" calcext:value-type="float">
            <text:p>97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table:number-columns-repeated="3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2586" calcext:value-type="float">
            <text:p>2586</text:p>
          </table:table-cell>
          <table:table-cell table:style-name="TL_20_Data" office:value-type="float" office:value="2510" calcext:value-type="float">
            <text:p>2510</text:p>
          </table:table-cell>
          <table:table-cell table:style-name="TL_20_Data" office:value-type="float" office:value="5096" calcext:value-type="float">
            <text:p>5096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36" office:value-type="float" office:value="73" calcext:value-type="float">
            <text:p>7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Mag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4" calcext:value-type="float">
            <text:p>22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38" calcext:value-type="float">
            <text:p>3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Magele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Magele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L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Linde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Buurtsch. Meer en Noordm.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uurtsch. Vroomsho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80" calcext:value-type="float">
            <text:p>3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130" calcext:value-type="float">
            <text:p>130</text:p>
          </table:table-cell>
          <table:table-cell table:style-name="TL_20_Data" table:number-columns-repeated="2"/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1951" calcext:value-type="float">
            <text:p>19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uurtsch. Vroomshoop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uurtsch. Vroomshoop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69" calcext:value-type="float">
            <text:p>76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1871" calcext:value-type="float">
            <text:p>1871</text:p>
          </table:table-cell>
          <table:table-cell table:style-name="TL_20_Data" office:value-type="float" office:value="3875" calcext:value-type="float">
            <text:p>3875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ce36" office:value-type="float" office:value="126" calcext:value-type="float">
            <text:p>1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00" calcext:value-type="float">
            <text:p>90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77" calcext:value-type="float">
            <text:p>2277</text:p>
          </table:table-cell>
          <table:table-cell table:style-name="TL_20_Data" office:value-type="float" office:value="2176" calcext:value-type="float">
            <text:p>2176</text:p>
          </table:table-cell>
          <table:table-cell table:style-name="TL_20_Data" office:value-type="float" office:value="4453" calcext:value-type="float">
            <text:p>4453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ce36" office:value-type="float" office:value="134" calcext:value-type="float">
            <text:p>13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eem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0" calcext:value-type="float">
            <text:p>1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eemse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ruch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1" calcext:value-type="float">
            <text:p>13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ruch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ergenthei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1" calcext:value-type="float">
            <text:p>1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ergentheim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Sibcu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Klooster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Kloosterhaar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Diffe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Rheez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96" calcext:value-type="float">
            <text:p>96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Baal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Baalder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Rade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Venebrug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Collendoor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Collendoor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 office:value-type="string" calcext:value-type="string">
            <text:p>Heems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O</text:p>
          </table:table-cell>
          <table:table-cell table:style-name="TL_20_HRowHeader" office:value-type="string" calcext:value-type="string">
            <text:p>Rheez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 office:value-type="string" calcext:value-type="string">
            <text:p>Dedems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1" calcext:value-type="float">
            <text:p>23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Q</text:p>
          </table:table-cell>
          <table:table-cell table:style-name="TL_20_HRowHeader" office:value-type="string" calcext:value-type="string">
            <text:p>Lut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1" calcext:value-type="float">
            <text:p>1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R</text:p>
          </table:table-cell>
          <table:table-cell table:style-name="TL_20_HRowHeader" office:value-type="string" calcext:value-type="string">
            <text:p>Slagha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7" calcext:value-type="float">
            <text:p>30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539" calcext:value-type="float">
            <text:p>153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S</text:p>
          </table:table-cell>
          <table:table-cell table:style-name="TL_20_HRowHeader" office:value-type="string" calcext:value-type="string">
            <text:p>Schuinesloo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9" calcext:value-type="float">
            <text:p>79</text:p>
          </table:table-cell>
          <table:table-cell table:style-name="TL_20_Data" table:number-columns-repeated="7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S</text:p>
          </table:table-cell>
          <table:table-cell table:style-name="TL_20_HRowHeader" office:value-type="string" calcext:value-type="string">
            <text:p>Schuinesloo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S</text:p>
          </table:table-cell>
          <table:table-cell table:style-name="TL_20_HRowHeader" office:value-type="string" calcext:value-type="string">
            <text:p>Schuinesloot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624" calcext:value-type="float">
            <text:p>16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42" calcext:value-type="float">
            <text:p>4342</text:p>
          </table:table-cell>
          <table:table-cell table:style-name="TL_20_Data" office:value-type="float" office:value="3963" calcext:value-type="float">
            <text:p>3963</text:p>
          </table:table-cell>
          <table:table-cell table:style-name="TL_20_Data" office:value-type="float" office:value="8305" calcext:value-type="float">
            <text:p>8305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ce36" office:value-type="float" office:value="183" calcext:value-type="float">
            <text:p>18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5" calcext:value-type="float">
            <text:p>1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TL_20_Data" table:number-columns-repeated="7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26" calcext:value-type="float">
            <text:p>3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4" calcext:value-type="float">
            <text:p>15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Ned. Herv. Armbestuur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0" calcext:value-type="float">
            <text:p>14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5" calcext:value-type="float">
            <text:p>2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54" calcext:value-type="float">
            <text:p>45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1930" calcext:value-type="float">
            <text:p>19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ce36" office:value-type="float" office:value="44" calcext:value-type="float">
            <text:p>4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55" calcext:value-type="float">
            <text:p>55</text:p>
          </table:table-cell>
          <table:table-cell table:style-name="ce36" office:value-type="float" office:value="50" calcext:value-type="float">
            <text:p>5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6" office:value-type="float" office:value="50" calcext:value-type="float">
            <text:p>5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72" calcext:value-type="float">
            <text:p>47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1260" calcext:value-type="float">
            <text:p>1260</text:p>
          </table:table-cell>
          <table:table-cell table:style-name="TL_20_Data" office:value-type="float" office:value="1165" calcext:value-type="float">
            <text:p>1165</text:p>
          </table:table-cell>
          <table:table-cell table:style-name="TL_20_Data" office:value-type="float" office:value="2425" calcext:value-type="float">
            <text:p>2425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36" office:value-type="float" office:value="94" calcext:value-type="float">
            <text:p>9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2" calcext:value-type="float">
            <text:p>1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2" calcext:value-type="float">
            <text:p>1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llen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Zuidveld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Zuidzandste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de Brin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Alerdinc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Alerdinck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Noordzandste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't Mo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Noordveld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24" calcext:value-type="float">
            <text:p>3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1645" calcext:value-type="float">
            <text:p>1645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36" calcext:value-type="float">
            <text:p>43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25" calcext:value-type="float">
            <text:p>1125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2099" calcext:value-type="float">
            <text:p>2099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33" calcext:value-type="float">
            <text:p>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8" calcext:value-type="float">
            <text:p>12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ijverd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6" calcext:value-type="float">
            <text:p>33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058" calcext:value-type="float">
            <text:p>1058</text:p>
          </table:table-cell>
          <table:table-cell table:style-name="TL_20_Data" office:value-type="float" office:value="1024" calcext:value-type="float">
            <text:p>1024</text:p>
          </table:table-cell>
          <table:table-cell table:style-name="TL_20_Data" office:value-type="float" office:value="2082" calcext:value-type="float">
            <text:p>208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64" calcext:value-type="float">
            <text:p>46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358" calcext:value-type="float">
            <text:p>1358</text:p>
          </table:table-cell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2707" calcext:value-type="float">
            <text:p>270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table:number-columns-repeated="7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ijverd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9" calcext:value-type="float">
            <text:p>279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ijverdal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aar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3" calcext:value-type="float">
            <text:p>1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Elen en Rhaa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5" calcext:value-type="float">
            <text:p>8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Elen en Rhaa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Ege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Egede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Mar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Daar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1" calcext:value-type="float">
            <text:p>2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Daarl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Hul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92" calcext:value-type="float">
            <text:p>99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558" calcext:value-type="float">
            <text:p>2558</text:p>
          </table:table-cell>
          <table:table-cell table:style-name="TL_20_Data" office:value-type="float" office:value="2243" calcext:value-type="float">
            <text:p>2243</text:p>
          </table:table-cell>
          <table:table-cell table:style-name="TL_20_Data" office:value-type="float" office:value="4801" calcext:value-type="float">
            <text:p>4801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36" office:value-type="float" office:value="62" calcext:value-type="float">
            <text:p>6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456" calcext:value-type="float">
            <text:p>145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916" calcext:value-type="float">
            <text:p>3916</text:p>
          </table:table-cell>
          <table:table-cell table:style-name="TL_20_Data" office:value-type="float" office:value="3592" calcext:value-type="float">
            <text:p>3592</text:p>
          </table:table-cell>
          <table:table-cell table:style-name="TL_20_Data" office:value-type="float" office:value="7508" calcext:value-type="float">
            <text:p>7508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ce36" office:value-type="float" office:value="84" calcext:value-type="float">
            <text:p>8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. Anth. 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231" calcext:value-type="float">
            <text:p>22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2"/>
          <table:table-cell table:style-name="TL_20_Data" office:value-type="float" office:value="5811" calcext:value-type="float">
            <text:p>5811</text:p>
          </table:table-cell>
          <table:table-cell table:style-name="TL_20_Data" office:value-type="float" office:value="5767" calcext:value-type="float">
            <text:p>5767</text:p>
          </table:table-cell>
          <table:table-cell table:style-name="TL_20_Data" office:value-type="float" office:value="11578" calcext:value-type="float">
            <text:p>115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Tijd. aanw. woonwagen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eeten</text:p>
          </table:table-cell>
          <table:table-cell table:style-name="ce18"/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238" calcext:value-type="float">
            <text:p>223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45" calcext:value-type="float">
            <text:p>5845</text:p>
          </table:table-cell>
          <table:table-cell table:style-name="TL_20_Data" office:value-type="float" office:value="5800" calcext:value-type="float">
            <text:p>5800</text:p>
          </table:table-cell>
          <table:table-cell table:style-name="TL_20_Data" office:value-type="float" office:value="11645" calcext:value-type="float">
            <text:p>116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Heng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3" calcext:value-type="float">
            <text:p>40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2075" calcext:value-type="float">
            <text:p>207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Hengelo, Keeten</text:p>
          </table:table-cell>
          <table:table-cell table:style-name="ce18"/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Wo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TL_20_Data" table:number-columns-repeated="7"/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O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Beck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16" calcext:value-type="float">
            <text:p>6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699" calcext:value-type="float">
            <text:p>1699</text:p>
          </table:table-cell>
          <table:table-cell table:style-name="TL_20_Data" office:value-type="float" office:value="1622" calcext:value-type="float">
            <text:p>1622</text:p>
          </table:table-cell>
          <table:table-cell table:style-name="TL_20_Data" office:value-type="float" office:value="3321" calcext:value-type="float">
            <text:p>33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854" calcext:value-type="float">
            <text:p>285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546" calcext:value-type="float">
            <text:p>7546</text:p>
          </table:table-cell>
          <table:table-cell table:style-name="TL_20_Data" office:value-type="float" office:value="7422" calcext:value-type="float">
            <text:p>7422</text:p>
          </table:table-cell>
          <table:table-cell table:style-name="TL_20_Data" office:value-type="float" office:value="14968" calcext:value-type="float">
            <text:p>14968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0" calcext:value-type="float">
            <text:p>15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50" calcext:value-type="float">
            <text:p>15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eer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ijker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Esp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table:number-columns-repeated="7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euse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Loo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2" calcext:value-type="float">
            <text:p>72</text:p>
          </table:table-cell>
          <table:table-cell table:style-name="TL_20_Data" table:number-columns-repeated="7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Bork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96" calcext:value-type="float">
            <text:p>39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2214" calcext:value-type="float">
            <text:p>22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46" calcext:value-type="float">
            <text:p>54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495" calcext:value-type="float">
            <text:p>1495</text:p>
          </table:table-cell>
          <table:table-cell table:style-name="TL_20_Data" office:value-type="float" office:value="1365" calcext:value-type="float">
            <text:p>1365</text:p>
          </table:table-cell>
          <table:table-cell table:style-name="TL_20_Data" office:value-type="float" office:value="2860" calcext:value-type="float">
            <text:p>2860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6" office:value-type="float" office:value="38" calcext:value-type="float">
            <text:p>3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Instructie Bataljo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Cavalerie 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ads 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rger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Militair Hospitaa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e "toe Boecops Vergadering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e "Averencks Vergadering"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R.K. Liefde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ethlehems vergadering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e beide Vereenigde Gast- en Proveniershuizen</text:p>
          </table:table-cell>
          <table:table-cell table:style-name="ce18"/>
          <table:table-cell/>
          <table:table-cell table:style-name="ce23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/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R.K.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e Brandsvergadering</text:p>
          </table:table-cell>
          <table:table-cell table:style-name="ce18"/>
          <table:table-cell/>
          <table:table-cell table:style-name="ce23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root Burger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Vordens en Budelsvergadering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e Hoofdcursu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ref. Diaconie Bestedeling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Uiterwijksvergadering</text:p>
          </table:table-cell>
          <table:table-cell table:style-name="ce18"/>
          <table:table-cell/>
          <table:table-cell table:style-name="ce2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690" calcext:value-type="float">
            <text:p>269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table:number-columns-repeated="3"/>
          <table:table-cell table:style-name="TL_20_Data" office:value-type="float" office:value="355" calcext:value-type="float">
            <text:p>355</text:p>
          </table:table-cell>
          <table:table-cell table:style-name="TL_20_Data" table:number-columns-repeated="2"/>
          <table:table-cell table:style-name="TL_20_Data" office:value-type="float" office:value="6778" calcext:value-type="float">
            <text:p>6778</text:p>
          </table:table-cell>
          <table:table-cell table:style-name="TL_20_Data" office:value-type="float" office:value="7428" calcext:value-type="float">
            <text:p>7428</text:p>
          </table:table-cell>
          <table:table-cell table:style-name="TL_20_Data" office:value-type="float" office:value="14206" calcext:value-type="float">
            <text:p>14206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ce36" office:value-type="float" office:value="209" calcext:value-type="float">
            <text:p>20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99" calcext:value-type="float">
            <text:p>99</text:p>
          </table:table-cell>
          <table:table-cell table:style-name="ce36" office:value-type="float" office:value="75" calcext:value-type="float">
            <text:p>7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730" calcext:value-type="float">
            <text:p>2730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7866" calcext:value-type="float">
            <text:p>7866</text:p>
          </table:table-cell>
          <table:table-cell table:style-name="TL_20_Data" office:value-type="float" office:value="7868" calcext:value-type="float">
            <text:p>7868</text:p>
          </table:table-cell>
          <table:table-cell table:style-name="TL_20_Data" office:value-type="float" office:value="15734" calcext:value-type="float">
            <text:p>15734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ce36" office:value-type="float" office:value="303" calcext:value-type="float">
            <text:p>30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Grafhorst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Spoorka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IJssel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Brunnep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85" calcext:value-type="float">
            <text:p>58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1364" calcext:value-type="float">
            <text:p>1364</text:p>
          </table:table-cell>
          <table:table-cell table:style-name="TL_20_Data" office:value-type="float" office:value="2777" calcext:value-type="float">
            <text:p>2777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Onderdijk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Slap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Geldersche slui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Zwarten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Buitendijk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Haat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Zuider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Vossen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Katten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't Raa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Binnen Ei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table:number-columns-repeated="7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Mandjes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ucht Schok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71" calcext:value-type="float">
            <text:p>77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2"/>
          <table:table-cell table:style-name="TL_20_Data" office:value-type="float" office:value="2022" calcext:value-type="float">
            <text:p>2022</text:p>
          </table:table-cell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3927" calcext:value-type="float">
            <text:p>392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501" calcext:value-type="float">
            <text:p>350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9890" calcext:value-type="float">
            <text:p>9890</text:p>
          </table:table-cell>
          <table:table-cell table:style-name="TL_20_Data" office:value-type="float" office:value="9774" calcext:value-type="float">
            <text:p>9774</text:p>
          </table:table-cell>
          <table:table-cell table:style-name="TL_20_Data" office:value-type="float" office:value="19664" calcext:value-type="float">
            <text:p>19664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ce36" office:value-type="float" office:value="333" calcext:value-type="float">
            <text:p>3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ooge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Zuid 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Za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Zande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Zande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0" calcext:value-type="float">
            <text:p>2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8" calcext:value-type="float">
            <text:p>2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14" calcext:value-type="float">
            <text:p>2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1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2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3" calcext:value-type="float">
            <text:p>22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1185" calcext:value-type="float">
            <text:p>118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3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1" calcext:value-type="float">
            <text:p>1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1.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2.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3.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4.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5.B</text:p>
          </table:table-cell>
          <table:table-cell table:style-name="TL_20_HRowHeader" office:value-type="string" calcext:value-type="string">
            <text:p>het St. Jozefklooster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5.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48" calcext:value-type="float">
            <text:p>24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435" calcext:value-type="float">
            <text:p>1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1.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3" calcext:value-type="float">
            <text:p>1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2.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2" calcext:value-type="float">
            <text:p>1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3.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3.C</text:p>
          </table:table-cell>
          <table:table-cell table:style-name="TL_20_HRowHeader" office:value-type="string" calcext:value-type="string">
            <text:p>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4.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4.C</text:p>
          </table:table-cell>
          <table:table-cell table:style-name="TL_20_HRowHeader" office:value-type="string" calcext:value-type="string">
            <text:p>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1063" calcext:value-type="float">
            <text:p>106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9" calcext:value-type="float">
            <text:p>10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4" calcext:value-type="float">
            <text:p>1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1.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2.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2.I</text:p>
          </table:table-cell>
          <table:table-cell table:style-name="TL_20_HRowHeader" office:value-type="string" calcext:value-type="string">
            <text:p>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3" calcext:value-type="float">
            <text:p>5713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49" calcext:value-type="float">
            <text:p>109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36" office:value-type="float" office:value="96" calcext:value-type="float">
            <text:p>9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5" calcext:value-type="float">
            <text:p>5715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51" calcext:value-type="float">
            <text:p>10951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36" office:value-type="float" office:value="96" calcext:value-type="float">
            <text:p>9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Loss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9" calcext:value-type="float">
            <text:p>19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9" calcext:value-type="float">
            <text:p>19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Mark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40" calcext:value-type="float">
            <text:p>54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571" calcext:value-type="float">
            <text:p>1571</text:p>
          </table:table-cell>
          <table:table-cell table:style-name="TL_20_Data" office:value-type="float" office:value="1510" calcext:value-type="float">
            <text:p>1510</text:p>
          </table:table-cell>
          <table:table-cell table:style-name="TL_20_Data" office:value-type="float" office:value="3081" calcext:value-type="float">
            <text:p>308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Lut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8" calcext:value-type="float">
            <text:p>30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1669" calcext:value-type="float">
            <text:p>16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Beuni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0" calcext:value-type="float">
            <text:p>12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erg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0" calcext:value-type="float">
            <text:p>2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erghuizen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68" calcext:value-type="float">
            <text:p>116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76" calcext:value-type="float">
            <text:p>3376</text:p>
          </table:table-cell>
          <table:table-cell table:style-name="TL_20_Data" office:value-type="float" office:value="3140" calcext:value-type="float">
            <text:p>3140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367" calcext:value-type="float">
            <text:p>136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819" calcext:value-type="float">
            <text:p>3819</text:p>
          </table:table-cell>
          <table:table-cell table:style-name="TL_20_Data" office:value-type="float" office:value="3585" calcext:value-type="float">
            <text:p>3585</text:p>
          </table:table-cell>
          <table:table-cell table:style-name="TL_20_Data" office:value-type="float" office:value="7404" calcext:value-type="float">
            <text:p>7404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Markelo, Kaz.Kon.Marechaus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6" calcext:value-type="float">
            <text:p>19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Stokk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8" calcext:value-type="float">
            <text:p>178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El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8" calcext:value-type="float">
            <text:p>1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erik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Kerspel Goo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97" calcext:value-type="float">
            <text:p>6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2062" calcext:value-type="float">
            <text:p>2062</text:p>
          </table:table-cell>
          <table:table-cell table:style-name="TL_20_Data" office:value-type="float" office:value="1760" calcext:value-type="float">
            <text:p>1760</text:p>
          </table:table-cell>
          <table:table-cell table:style-name="TL_20_Data" office:value-type="float" office:value="3822" calcext:value-type="float">
            <text:p>3822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36" office:value-type="float" office:value="72" calcext:value-type="float">
            <text:p>7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71" calcext:value-type="float">
            <text:p>77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256" calcext:value-type="float">
            <text:p>2256</text:p>
          </table:table-cell>
          <table:table-cell table:style-name="TL_20_Data" office:value-type="float" office:value="1928" calcext:value-type="float">
            <text:p>1928</text:p>
          </table:table-cell>
          <table:table-cell table:style-name="TL_20_Data" office:value-type="float" office:value="4184" calcext:value-type="float">
            <text:p>4184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36" office:value-type="float" office:value="80" calcext:value-type="float">
            <text:p>8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Nieuwleu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1" calcext:value-type="float">
            <text:p>18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Ruiten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n Hul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2" calcext:value-type="float">
            <text:p>22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1037" calcext:value-type="float">
            <text:p>103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n Huls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n Hulst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n Hulst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08" calcext:value-type="float">
            <text:p>50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605" calcext:value-type="float">
            <text:p>260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5" calcext:value-type="float">
            <text:p>2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orp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Ossenzij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Ossenzijl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05" calcext:value-type="float">
            <text:p>30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225" calcext:value-type="float">
            <text:p>1225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Har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Paas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Ossenzij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table:number-columns-repeated="7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Ossenzijl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Ossenzijl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Kalen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5" calcext:value-type="float">
            <text:p>7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Kalenberg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IJsselha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86" calcext:value-type="float">
            <text:p>28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91" calcext:value-type="float">
            <text:p>59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318" calcext:value-type="float">
            <text:p>1318</text:p>
          </table:table-cell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2596" calcext:value-type="float">
            <text:p>2596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6" office:value-type="float" office:value="60" calcext:value-type="float">
            <text:p>6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enedictinessen Klooster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looster der Zusters Franciscaness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793" calcext:value-type="float">
            <text:p>79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1886" calcext:value-type="float">
            <text:p>1886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3890" calcext:value-type="float">
            <text:p>3890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36" office:value-type="float" office:value="31" calcext:value-type="float">
            <text:p>3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96" calcext:value-type="float">
            <text:p>79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1897" calcext:value-type="float">
            <text:p>1897</text:p>
          </table:table-cell>
          <table:table-cell table:style-name="TL_20_Data" office:value-type="float" office:value="2136" calcext:value-type="float">
            <text:p>2136</text:p>
          </table:table-cell>
          <table:table-cell table:style-name="TL_20_Data" office:value-type="float" office:value="4033" calcext:value-type="float">
            <text:p>4033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Zonder vaste woonpl</text:p>
          </table:table-cell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8" calcext:value-type="float">
            <text:p>2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467" calcext:value-type="float">
            <text:p>1467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94" calcext:value-type="float">
            <text:p>109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2"/>
          <table:table-cell table:style-name="TL_20_Data" office:value-type="float" office:value="2608" calcext:value-type="float">
            <text:p>2608</text:p>
          </table:table-cell>
          <table:table-cell table:style-name="TL_20_Data" office:value-type="float" office:value="2894" calcext:value-type="float">
            <text:p>2894</text:p>
          </table:table-cell>
          <table:table-cell table:style-name="TL_20_Data" office:value-type="float" office:value="5502" calcext:value-type="float">
            <text:p>5502</text:p>
          </table:table-cell>
          <table:table-cell table:style-name="TL_20_Data" office:value-type="float" office:value="77" calcext:value-type="float">
            <text:p>77</text:p>
          </table:table-cell>
          <table:table-cell table:style-name="ce36" office:value-type="float" office:value="41" calcext:value-type="float">
            <text:p>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Ol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1" calcext:value-type="float">
            <text:p>23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31" calcext:value-type="float">
            <text:p>23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l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lst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ver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Midd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uu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7" calcext:value-type="float">
            <text:p>10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engfor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ezep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el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7" calcext:value-type="float">
            <text:p>1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69" calcext:value-type="float">
            <text:p>66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33" calcext:value-type="float">
            <text:p>1933</text:p>
          </table:table-cell>
          <table:table-cell table:style-name="TL_20_Data" office:value-type="float" office:value="1702" calcext:value-type="float">
            <text:p>1702</text:p>
          </table:table-cell>
          <table:table-cell table:style-name="TL_20_Data" office:value-type="float" office:value="3635" calcext:value-type="float">
            <text:p>36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36" office:value-type="float" office:value="56" calcext:value-type="float">
            <text:p>5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00" calcext:value-type="float">
            <text:p>90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88" calcext:value-type="float">
            <text:p>2488</text:p>
          </table:table-cell>
          <table:table-cell table:style-name="TL_20_Data" office:value-type="float" office:value="2280" calcext:value-type="float">
            <text:p>2280</text:p>
          </table:table-cell>
          <table:table-cell table:style-name="TL_20_Data" office:value-type="float" office:value="4768" calcext:value-type="float">
            <text:p>4768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36" office:value-type="float" office:value="72" calcext:value-type="float">
            <text:p>7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Zeesse, Kaz. Kon. Marec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Zeesse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Zees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Vils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Gietm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Giethm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Buurtsch. Lem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uurtsch. Lemel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4" calcext:value-type="float">
            <text:p>12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uurtsch. Lemelerveld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Buurtsch. Arche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Buurtsch. Besthm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Buurtsch. Eer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uurtsch. Junn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Buurtsch. Beerz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Buurtsch. Beerz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Buurtsch. Beerzervel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Buurtsch. Beerzerveld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Buurtsch. Steg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 office:value-type="string" calcext:value-type="string">
            <text:p>Buurtsch. Arri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table:number-columns-repeated="7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O</text:p>
          </table:table-cell>
          <table:table-cell table:style-name="TL_20_HRowHeader" office:value-type="string" calcext:value-type="string">
            <text:p>Buurtsch. Var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 office:value-type="string" calcext:value-type="string">
            <text:p>Buurtsch. Varsen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44" calcext:value-type="float">
            <text:p>7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33" calcext:value-type="float">
            <text:p>2033</text:p>
          </table:table-cell>
          <table:table-cell table:style-name="TL_20_Data" office:value-type="float" office:value="1748" calcext:value-type="float">
            <text:p>1748</text:p>
          </table:table-cell>
          <table:table-cell table:style-name="TL_20_Data" office:value-type="float" office:value="3781" calcext:value-type="float">
            <text:p>378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36" office:value-type="float" office:value="93" calcext:value-type="float">
            <text:p>9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66" calcext:value-type="float">
            <text:p>76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81" calcext:value-type="float">
            <text:p>2081</text:p>
          </table:table-cell>
          <table:table-cell table:style-name="TL_20_Data" office:value-type="float" office:value="1802" calcext:value-type="float">
            <text:p>1802</text:p>
          </table:table-cell>
          <table:table-cell table:style-name="TL_20_Data" office:value-type="float" office:value="3883" calcext:value-type="float">
            <text:p>3883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36" office:value-type="float" office:value="96" calcext:value-type="float">
            <text:p>9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9" calcext:value-type="float">
            <text:p>2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1124" calcext:value-type="float">
            <text:p>112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79" calcext:value-type="float">
            <text:p>2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1132" calcext:value-type="float">
            <text:p>113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0" calcext:value-type="float">
            <text:p>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69" calcext:value-type="float">
            <text:p>36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1586" calcext:value-type="float">
            <text:p>158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Onze Lieve Vrouwe 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5" calcext:value-type="float">
            <text:p>9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83" calcext:value-type="float">
            <text:p>18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number-columns-repeated="2" table:style-name="TL_20_Data" office:value-type="float" office:value="415" calcext:value-type="float">
            <text:p>415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85" calcext:value-type="float">
            <text:p>1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90" calcext:value-type="float">
            <text:p>29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1400" calcext:value-type="float">
            <text:p>1400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iefde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enraam, Kazarne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11" calcext:value-type="float">
            <text:p>2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28" calcext:value-type="float">
            <text:p>3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enraa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4" calcext:value-type="float">
            <text:p>24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228" calcext:value-type="float">
            <text:p>12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enraa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enraa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Linder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2" calcext:value-type="float">
            <text:p>1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Lutten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oet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table:number-columns-repeated="7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Hee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6" calcext:value-type="float">
            <text:p>236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1193" calcext:value-type="float">
            <text:p>119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Heet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Heete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Rame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Pleegs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roek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95" calcext:value-type="float">
            <text:p>8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460" calcext:value-type="float">
            <text:p>2460</text:p>
          </table:table-cell>
          <table:table-cell table:style-name="TL_20_Data" office:value-type="float" office:value="2127" calcext:value-type="float">
            <text:p>2127</text:p>
          </table:table-cell>
          <table:table-cell table:style-name="TL_20_Data" office:value-type="float" office:value="4587" calcext:value-type="float">
            <text:p>458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6" office:value-type="float" office:value="49" calcext:value-type="float">
            <text:p>4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23" calcext:value-type="float">
            <text:p>12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055" calcext:value-type="float">
            <text:p>3055</text:p>
          </table:table-cell>
          <table:table-cell table:style-name="TL_20_Data" office:value-type="float" office:value="2819" calcext:value-type="float">
            <text:p>2819</text:p>
          </table:table-cell>
          <table:table-cell table:style-name="TL_20_Data" office:value-type="float" office:value="5874" calcext:value-type="float">
            <text:p>5874</text:p>
          </table:table-cell>
          <table:table-cell table:style-name="TL_20_Data" office:value-type="float" office:value="67" calcext:value-type="float">
            <text:p>67</text:p>
          </table:table-cell>
          <table:table-cell table:style-name="ce36" office:value-type="float" office:value="63" calcext:value-type="float">
            <text:p>6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90" calcext:value-type="float">
            <text:p>89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17" calcext:value-type="float">
            <text:p>2317</text:p>
          </table:table-cell>
          <table:table-cell table:style-name="TL_20_Data" office:value-type="float" office:value="4647" calcext:value-type="float">
            <text:p>4647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90" calcext:value-type="float">
            <text:p>89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17" calcext:value-type="float">
            <text:p>2317</text:p>
          </table:table-cell>
          <table:table-cell table:style-name="TL_20_Data" office:value-type="float" office:value="4647" calcext:value-type="float">
            <text:p>4647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iten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45" calcext:value-type="float">
            <text:p>104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3"/>
          <table:table-cell table:style-name="TL_20_Data" office:value-type="float" office:value="98" calcext:value-type="float">
            <text:p>98</text:p>
          </table:table-cell>
          <table:table-cell table:style-name="TL_20_Data" table:number-columns-repeated="2"/>
          <table:table-cell table:style-name="TL_20_Data" office:value-type="float" office:value="2776" calcext:value-type="float">
            <text:p>2776</text:p>
          </table:table-cell>
          <table:table-cell table:style-name="TL_20_Data" office:value-type="float" office:value="2711" calcext:value-type="float">
            <text:p>2711</text:p>
          </table:table-cell>
          <table:table-cell table:style-name="TL_20_Data" office:value-type="float" office:value="5487" calcext:value-type="float">
            <text:p>5487</text:p>
          </table:table-cell>
          <table:table-cell table:style-name="TL_20_Data" office:value-type="float" office:value="75" calcext:value-type="float">
            <text:p>75</text:p>
          </table:table-cell>
          <table:table-cell table:style-name="ce36" office:value-type="float" office:value="36" calcext:value-type="float">
            <text:p>3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Rouveen: Zuid-Eindigerslag, Kazerne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Rouveen: Zuid-Eindigerslag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39" calcext:value-type="float">
            <text:p>1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Rouveen: Munnikensla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Rouveen: Bisschopsla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Rouveen: Oostersla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1" calcext:value-type="float">
            <text:p>9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Staphorst: Middewoldigersla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5" calcext:value-type="float">
            <text:p>12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Staphorst: Achthoevensla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Staphorst: Bergerslag, Het Arm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Staphorst, Bullingersla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IJhorst, Leijen-en Overlank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IJ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Lank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Hul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 office:value-type="string" calcext:value-type="string">
            <text:p>Hesselingen en Henni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 office:value-type="string" calcext:value-type="string">
            <text:p>Hesselingen en Henning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76" calcext:value-type="float">
            <text:p>117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927" calcext:value-type="float">
            <text:p>2927</text:p>
          </table:table-cell>
          <table:table-cell table:style-name="TL_20_Data" office:value-type="float" office:value="2733" calcext:value-type="float">
            <text:p>2733</text:p>
          </table:table-cell>
          <table:table-cell table:style-name="TL_20_Data" office:value-type="float" office:value="5660" calcext:value-type="float">
            <text:p>5660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29" calcext:value-type="float">
            <text:p>9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X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</text:p>
          </table:table-cell>
          <table:table-cell table:style-name="TL_20_HRowHeader" office:value-type="string" calcext:value-type="string">
            <text:p>Arm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I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I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75" calcext:value-type="float">
            <text:p>107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588" calcext:value-type="float">
            <text:p>2588</text:p>
          </table:table-cell>
          <table:table-cell table:style-name="TL_20_Data" office:value-type="float" office:value="2609" calcext:value-type="float">
            <text:p>2609</text:p>
          </table:table-cell>
          <table:table-cell table:style-name="TL_20_Data" office:value-type="float" office:value="5197" calcext:value-type="float">
            <text:p>519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ce36" office:value-type="float" office:value="93" calcext:value-type="float">
            <text:p>9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</text:p>
          </table:table-cell>
          <table:table-cell table:style-name="TL_20_HRowHeader" office:value-type="string" calcext:value-type="string">
            <text:p>Geh. de West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</text:p>
          </table:table-cell>
          <table:table-cell table:style-name="TL_20_HRowHeader" office:value-type="string" calcext:value-type="string">
            <text:p>Geh. Zuid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8" calcext:value-type="float">
            <text:p>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63" calcext:value-type="float">
            <text:p>116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790" calcext:value-type="float">
            <text:p>2790</text:p>
          </table:table-cell>
          <table:table-cell table:style-name="TL_20_Data" office:value-type="float" office:value="2801" calcext:value-type="float">
            <text:p>2801</text:p>
          </table:table-cell>
          <table:table-cell table:style-name="TL_20_Data" office:value-type="float" office:value="5591" calcext:value-type="float">
            <text:p>559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36" office:value-type="float" office:value="96" calcext:value-type="float">
            <text:p>9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uurtsch. Tu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uurtsch. Th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Buurtsch. Zuid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3" calcext:value-type="float">
            <text:p>1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85" calcext:value-type="float">
            <text:p>18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elderingen, R.K. Liefdegesticht "Voorzienigheid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Ooster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't Goo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rauweri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aar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Ehz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Ronde Bles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Po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Wolterhol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Achter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Kerk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Hutten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7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as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Westenwo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Vos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Vel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Uv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Molen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errits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Kwikk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roeneste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ten Broek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Ooster Lage Eg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Wester Lage Eg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Verla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Verlaat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Buurtsch. Onna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Buurtsch. Kallenko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Buurtsch. Ees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Buurtsch.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5" calcext:value-type="float">
            <text:p>14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Buurtsch. Wetering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Buurtsch. Wetering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Buurtsch. Neder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I</text:p>
          </table:table-cell>
          <table:table-cell table:style-name="TL_20_HRowHeader" office:value-type="string" calcext:value-type="string">
            <text:p>Buurtsch. Muggenbee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II</text:p>
          </table:table-cell>
          <table:table-cell table:style-name="TL_20_HRowHeader" office:value-type="string" calcext:value-type="string">
            <text:p>Kol. Willemsoord, Maatsch. van Weldadigheid</text:p>
          </table:table-cell>
          <table:table-cell table:style-name="ce18"/>
          <table:table-cell/>
          <table:table-cell table:style-name="ce23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II</text:p>
          </table:table-cell>
          <table:table-cell table:style-name="TL_20_HRowHeader" office:value-type="string" calcext:value-type="string">
            <text:p>Kol. Willemsoor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05" calcext:value-type="float">
            <text:p>100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554" calcext:value-type="float">
            <text:p>2554</text:p>
          </table:table-cell>
          <table:table-cell table:style-name="TL_20_Data" office:value-type="float" office:value="2469" calcext:value-type="float">
            <text:p>2469</text:p>
          </table:table-cell>
          <table:table-cell table:style-name="TL_20_Data" office:value-type="float" office:value="5023" calcext:value-type="float">
            <text:p>5023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36" office:value-type="float" office:value="40" calcext:value-type="float">
            <text:p>4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90" calcext:value-type="float">
            <text:p>1190</text:p>
          </table:table-cell>
          <table:table-cell table:style-name="TL_20_Data" office:value-type="float" office:value="75" calcext:value-type="float">
            <text:p>7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011" calcext:value-type="float">
            <text:p>3011</text:p>
          </table:table-cell>
          <table:table-cell table:style-name="TL_20_Data" office:value-type="float" office:value="2871" calcext:value-type="float">
            <text:p>2871</text:p>
          </table:table-cell>
          <table:table-cell table:style-name="TL_20_Data" office:value-type="float" office:value="5882" calcext:value-type="float">
            <text:p>5882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36" office:value-type="float" office:value="47" calcext:value-type="float">
            <text:p>4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Tubber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Tubber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Fleri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Alber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9" calcext:value-type="float">
            <text:p>199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054" calcext:value-type="float">
            <text:p>1054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Alberge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Gees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2" calcext:value-type="float">
            <text:p>27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Lange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7" calcext:value-type="float">
            <text:p>1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Hez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Man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7" calcext:value-type="float">
            <text:p>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Vas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Haar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Reut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Reutum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Mand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1" calcext:value-type="float">
            <text:p>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22" calcext:value-type="float">
            <text:p>112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070" calcext:value-type="float">
            <text:p>3070</text:p>
          </table:table-cell>
          <table:table-cell table:style-name="TL_20_Data" office:value-type="float" office:value="2780" calcext:value-type="float">
            <text:p>2780</text:p>
          </table:table-cell>
          <table:table-cell table:style-name="TL_20_Data" office:value-type="float" office:value="5850" calcext:value-type="float">
            <text:p>585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ce36" office:value-type="float" office:value="76" calcext:value-type="float">
            <text:p>7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11" calcext:value-type="float">
            <text:p>121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271" calcext:value-type="float">
            <text:p>3271</text:p>
          </table:table-cell>
          <table:table-cell table:style-name="TL_20_Data" office:value-type="float" office:value="2982" calcext:value-type="float">
            <text:p>2982</text:p>
          </table:table-cell>
          <table:table-cell table:style-name="TL_20_Data" office:value-type="float" office:value="6253" calcext:value-type="float">
            <text:p>625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36" office:value-type="float" office:value="77" calcext:value-type="float">
            <text:p>7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Barsbe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de Leeuwte, 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de Leeuwte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72" calcext:value-type="float">
            <text:p>17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de Leeuwte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de Leeuwt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Barsbe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5" calcext:value-type="float">
            <text:p>1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Barsbeek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Barsbeek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Baar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Baarlo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Baarlo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80" calcext:value-type="float">
            <text:p>3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1933" calcext:value-type="float">
            <text:p>19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44" calcext:value-type="float">
            <text:p>4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153" calcext:value-type="float">
            <text:p>1153</text:p>
          </table:table-cell>
          <table:table-cell table:style-name="TL_20_Data" office:value-type="float" office:value="1069" calcext:value-type="float">
            <text:p>1069</text:p>
          </table:table-cell>
          <table:table-cell table:style-name="TL_20_Data" office:value-type="float" office:value="2222" calcext:value-type="float">
            <text:p>2222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708" calcext:value-type="float">
            <text:p>1708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elijk aanwezig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02" calcext:value-type="float">
            <text:p>902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1728" calcext:value-type="float">
            <text:p>17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1" calcext:value-type="float">
            <text:p>1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2" calcext:value-type="float">
            <text:p>2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1" calcext:value-type="float">
            <text:p>9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3" calcext:value-type="float">
            <text:p>3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4" calcext:value-type="float">
            <text:p>4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1" calcext:value-type="float">
            <text:p>1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5" calcext:value-type="float">
            <text:p>5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6" calcext:value-type="float">
            <text:p>6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7" calcext:value-type="float">
            <text:p>15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6" calcext:value-type="float">
            <text:p>6</text:p>
          </table:table-cell>
          <table:table-cell table:style-name="TL_20_HRowHeader" office:value-type="string" calcext:value-type="string">
            <text:p>Dorp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62" calcext:value-type="float">
            <text:p>66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1654" calcext:value-type="float">
            <text:p>1654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3188" calcext:value-type="float">
            <text:p>3188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Sibcu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Sibculo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Bruine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de Pol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't Slo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de Aa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Westerhoev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Westerhoeve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Westerhoeve, Tijdelijk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Westerhoeve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6" calcext:value-type="float">
            <text:p>1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58" calcext:value-type="float">
            <text:p>85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40" calcext:value-type="float">
            <text:p>2240</text:p>
          </table:table-cell>
          <table:table-cell table:style-name="TL_20_Data" office:value-type="float" office:value="2012" calcext:value-type="float">
            <text:p>2012</text:p>
          </table:table-cell>
          <table:table-cell table:style-name="TL_20_Data" office:value-type="float" office:value="4252" calcext:value-type="float">
            <text:p>4252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36" office:value-type="float" office:value="45" calcext:value-type="float">
            <text:p>4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6" calcext:value-type="float">
            <text:p>13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1" calcext:value-type="float">
            <text:p>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80" calcext:value-type="float">
            <text:p>18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16" calcext:value-type="float">
            <text:p>3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Weers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Nijsta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Lems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7" calcext:value-type="float">
            <text:p>6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Gammelk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Dul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6" calcext:value-type="float">
            <text:p>1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Deurni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2" calcext:value-type="float">
            <text:p>1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Ros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Volt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5" calcext:value-type="float">
            <text:p>8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Hass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2" calcext:value-type="float">
            <text:p>14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Hasselo, 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Hasselo, Keeten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Klein Drien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uurtsch. Klein Driene, 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87" calcext:value-type="float">
            <text:p>88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40" calcext:value-type="float">
            <text:p>2240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TL_20_Data" office:value-type="float" office:value="4481" calcext:value-type="float">
            <text:p>4481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Wier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3" calcext:value-type="float">
            <text:p>17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Wierden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En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3" calcext:value-type="float">
            <text:p>16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36" calcext:value-type="float">
            <text:p>3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1590" calcext:value-type="float">
            <text:p>159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33" calcext:value-type="float">
            <text:p>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fd.</text:p>
          </table:table-cell>
          <table:table-cell table:style-name="TL_20_HRowHeader" office:value-type="string" calcext:value-type="string">
            <text:p>'t 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Wier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9" calcext:value-type="float">
            <text:p>24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88" calcext:value-type="float">
            <text:p>688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322" calcext:value-type="float">
            <text:p>13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Hooge Hez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Hooge Hezel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Not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Zuna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Zuna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Rect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Rectum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IJp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Enter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7" calcext:value-type="float">
            <text:p>1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En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8" calcext:value-type="float">
            <text:p>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02" calcext:value-type="float">
            <text:p>90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607" calcext:value-type="float">
            <text:p>2607</text:p>
          </table:table-cell>
          <table:table-cell table:style-name="TL_20_Data" office:value-type="float" office:value="2329" calcext:value-type="float">
            <text:p>2329</text:p>
          </table:table-cell>
          <table:table-cell table:style-name="TL_20_Data" office:value-type="float" office:value="4936" calcext:value-type="float">
            <text:p>4936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36" office:value-type="float" office:value="113" calcext:value-type="float">
            <text:p>1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38" calcext:value-type="float">
            <text:p>123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26" calcext:value-type="float">
            <text:p>3426</text:p>
          </table:table-cell>
          <table:table-cell table:style-name="TL_20_Data" office:value-type="float" office:value="3100" calcext:value-type="float">
            <text:p>3100</text:p>
          </table:table-cell>
          <table:table-cell table:style-name="TL_20_Data" office:value-type="float" office:value="6526" calcext:value-type="float">
            <text:p>652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ce36" office:value-type="float" office:value="146" calcext:value-type="float">
            <text:p>14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39" calcext:value-type="float">
            <text:p>33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40" calcext:value-type="float">
            <text:p>34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eng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5" calcext:value-type="float">
            <text:p>1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eng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ong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Tong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8" calcext:value-type="float">
            <text:p>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Wechterhol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Herx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Wijnvoor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Mar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67" calcext:value-type="float">
            <text:p>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50" calcext:value-type="float">
            <text:p>55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397" calcext:value-type="float">
            <text:p>1397</text:p>
          </table:table-cell>
          <table:table-cell table:style-name="TL_20_Data" office:value-type="float" office:value="1270" calcext:value-type="float">
            <text:p>1270</text:p>
          </table:table-cell>
          <table:table-cell table:style-name="TL_20_Data" office:value-type="float" office:value="2667" calcext:value-type="float">
            <text:p>2667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6" office:value-type="float" office:value="44" calcext:value-type="float">
            <text:p>4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90" calcext:value-type="float">
            <text:p>890</text:p>
          </table:table-cell>
          <table:table-cell table:style-name="TL_20_Data" office:value-type="float" office:value="59" calcext:value-type="float">
            <text:p>59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TL_20_Data" office:value-type="float" office:value="1984" calcext:value-type="float">
            <text:p>1984</text:p>
          </table:table-cell>
          <table:table-cell table:style-name="TL_20_Data" office:value-type="float" office:value="4125" calcext:value-type="float">
            <text:p>4125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36" office:value-type="float" office:value="86" calcext:value-type="float">
            <text:p>8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Wil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3" calcext:value-type="float">
            <text:p>10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3" calcext:value-type="float">
            <text:p>10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Wil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Onderdijk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. Uiter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buurtsch. Nieuwsta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50" calcext:value-type="float">
            <text:p>1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orp IJsselmui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Ring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Nieuwe 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/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Za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Baa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e Zand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5" calcext:value-type="float">
            <text:p>16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Ring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Trek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e Baa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rafhorst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e Pla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/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e Zand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Oosterhol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Zwijnsleger, Kee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Oosterhol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Zwolsche 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Bisschops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Kamper Zee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Oude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3" calcext:value-type="float">
            <text:p>3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78" calcext:value-type="float">
            <text:p>47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170" calcext:value-type="float">
            <text:p>1170</text:p>
          </table:table-cell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2311" calcext:value-type="float">
            <text:p>23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Zal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Zal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rp Veeca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9" calcext:value-type="float">
            <text:p>19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N.H. Diaconie Arm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3" calcext:value-type="float">
            <text:p>2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2" calcext:value-type="float">
            <text:p>23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68" calcext:value-type="float">
            <text:p>68</text:p>
          </table:table-cell>
          <table:table-cell table:style-name="TL_20_Data" table:number-columns-repeated="4"/>
          <table:table-cell table:style-name="TL_20_Data" office:value-type="float" office:value="142" calcext:value-type="float">
            <text:p>142</text:p>
          </table:table-cell>
          <table:table-cell table:style-name="ce36" office:value-type="float" office:value="118" calcext:value-type="float">
            <text:p>1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19" calcext:value-type="float">
            <text:p>61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3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TL_20_Data" office:value-type="float" office:value="1178" calcext:value-type="float">
            <text:p>1178</text:p>
          </table:table-cell>
          <table:table-cell table:style-name="TL_20_Data" office:value-type="float" office:value="1252" calcext:value-type="float">
            <text:p>1252</text:p>
          </table:table-cell>
          <table:table-cell table:style-name="TL_20_Data" office:value-type="float" office:value="2430" calcext:value-type="float">
            <text:p>2430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ce36" office:value-type="float" office:value="153" calcext:value-type="float">
            <text:p>15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table:number-columns-repeated="4"/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4" calcext:value-type="float">
            <text:p>204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1336" calcext:value-type="float">
            <text:p>133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36" calcext:value-type="float">
            <text:p>73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204" calcext:value-type="float">
            <text:p>204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1862" calcext:value-type="float">
            <text:p>1862</text:p>
          </table:table-cell>
          <table:table-cell table:style-name="TL_20_Data" office:value-type="float" office:value="3767" calcext:value-type="float">
            <text:p>3767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ce36" office:value-type="float" office:value="157" calcext:value-type="float">
            <text:p>15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et Vrouw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sticht v d. H. Carolus Borromeu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7" calcext:value-type="float">
            <text:p>16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2" calcext:value-type="float">
            <text:p>20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Zwierenshuiz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et Frater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44" calcext:value-type="float">
            <text:p>2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253" calcext:value-type="float">
            <text:p>125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e Zwierenshuiz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e Broerens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67" calcext:value-type="float">
            <text:p>2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1440" calcext:value-type="float">
            <text:p>1440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innen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7" calcext:value-type="float">
            <text:p>16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Weeshuis der N.H. Gem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37" calcext:value-type="float">
            <text:p>13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Het Liefde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Het Heerin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Luth. Diaconessenstichting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03" calcext:value-type="float">
            <text:p>2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De Emanuelshuiz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De Velsterenhuiz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59" calcext:value-type="float">
            <text:p>15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Hulpstrafgev. en Huis van Arr. en Bewaring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em. Passant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78" calcext:value-type="float">
            <text:p>27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Buiten 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62" calcext:value-type="float">
            <text:p>66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1514" calcext:value-type="float">
            <text:p>1514</text:p>
          </table:table-cell>
          <table:table-cell table:style-name="TL_20_Data" office:value-type="float" office:value="3073" calcext:value-type="float">
            <text:p>3073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Ned. Herv. Oude Mannen- en Vrouw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Instituut Loma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29" calcext:value-type="float">
            <text:p>62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1445" calcext:value-type="float">
            <text:p>1445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3034" calcext:value-type="float">
            <text:p>3034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6" office:value-type="float" office:value="41" calcext:value-type="float">
            <text:p>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Gest. v d. H. Vincentius a Paulo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Gem. Sophia 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213" calcext:value-type="float">
            <text:p>121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2893" calcext:value-type="float">
            <text:p>2893</text:p>
          </table:table-cell>
          <table:table-cell table:style-name="TL_20_Data" office:value-type="float" office:value="2894" calcext:value-type="float">
            <text:p>2894</text:p>
          </table:table-cell>
          <table:table-cell table:style-name="TL_20_Data" office:value-type="float" office:value="5787" calcext:value-type="float">
            <text:p>578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O</text:p>
          </table:table-cell>
          <table:table-cell table:style-name="TL_20_HRowHeader" office:value-type="string" calcext:value-type="string">
            <text:p>Het Haersolter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O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081" calcext:value-type="float">
            <text:p>108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708" calcext:value-type="float">
            <text:p>2708</text:p>
          </table:table-cell>
          <table:table-cell table:style-name="TL_20_Data" office:value-type="float" office:value="2643" calcext:value-type="float">
            <text:p>2643</text:p>
          </table:table-cell>
          <table:table-cell table:style-name="TL_20_Data" office:value-type="float" office:value="5351" calcext:value-type="float">
            <text:p>5351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476" calcext:value-type="float">
            <text:p>547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15" calcext:value-type="float">
            <text:p>315</text:p>
          </table:table-cell>
          <table:table-cell table:style-name="TL_20_Data" table:number-columns-repeated="2"/>
          <table:table-cell table:style-name="TL_20_Data" office:value-type="float" office:value="13391" calcext:value-type="float">
            <text:p>13391</text:p>
          </table:table-cell>
          <table:table-cell table:style-name="TL_20_Data" office:value-type="float" office:value="14389" calcext:value-type="float">
            <text:p>14389</text:p>
          </table:table-cell>
          <table:table-cell table:style-name="TL_20_Data" office:value-type="float" office:value="27780" calcext:value-type="float">
            <text:p>27780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ce36" office:value-type="float" office:value="390" calcext:value-type="float">
            <text:p>39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O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1" calcext:value-type="float">
            <text:p>29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1410" calcext:value-type="float">
            <text:p>14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18" calcext:value-type="float">
            <text:p>118</text:p>
          </table:table-cell>
          <table:table-cell table:style-name="TL_20_Data" table:number-columns-repeated="4"/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235" calcext:value-type="float">
            <text:p>235</text:p>
          </table:table-cell>
          <table:table-cell table:style-name="ce36" office:value-type="float" office:value="210" calcext:value-type="float">
            <text:p>2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 office:value-type="string" calcext:value-type="string">
            <text:p>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P</text:p>
          </table:table-cell>
          <table:table-cell table:style-name="TL_20_HRowHeader" office:value-type="string" calcext:value-type="string">
            <text:p>Pers. zonder vaste woonplaats</text:p>
          </table:table-cell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45" calcext:value-type="float">
            <text:p>44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1335" calcext:value-type="float">
            <text:p>1335</text:p>
          </table:table-cell>
          <table:table-cell table:style-name="TL_20_Data" office:value-type="float" office:value="2777" calcext:value-type="float">
            <text:p>2777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ce36" office:value-type="float" office:value="242" calcext:value-type="float">
            <text:p>2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921" calcext:value-type="float">
            <text:p>5921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835" calcext:value-type="float">
            <text:p>14835</text:p>
          </table:table-cell>
          <table:table-cell table:style-name="TL_20_Data" office:value-type="float" office:value="15725" calcext:value-type="float">
            <text:p>15725</text:p>
          </table:table-cell>
          <table:table-cell table:style-name="TL_20_Data" office:value-type="float" office:value="30560" calcext:value-type="float">
            <text:p>30560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ce36" office:value-type="float" office:value="632" calcext:value-type="float">
            <text:p>6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Cellemui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Roebollige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Harsel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Geune Overwater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Nieuwe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Oude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Zee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is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's Heeren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Westenho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Vo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Spo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2" calcext:value-type="float">
            <text:p>1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Spoolde, 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Schel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73" calcext:value-type="float">
            <text:p>7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Oldene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Harcu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Windeshei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4" calcext:value-type="float">
            <text:p>8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Hoog-Zuthe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Laag-Zuthe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Itter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Ittersum, 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Zalu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Wijthm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Herf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erkum Veld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erkum Poepers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erkum Poepershoek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erkum Bruggen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erkum Bruggenhoek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erkum Brinkh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Langenhol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Hae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Haerst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Genn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table:number-columns-repeated="7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Hol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Streuk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50" calcext:value-type="float">
            <text:p>115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045" calcext:value-type="float">
            <text:p>3045</text:p>
          </table:table-cell>
          <table:table-cell table:style-name="TL_20_Data" office:value-type="float" office:value="2729" calcext:value-type="float">
            <text:p>2729</text:p>
          </table:table-cell>
          <table:table-cell table:style-name="TL_20_Data" office:value-type="float" office:value="5774" calcext:value-type="float">
            <text:p>5774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36" office:value-type="float" office:value="65" calcext:value-type="float">
            <text:p>6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70" calcext:value-type="float">
            <text:p>57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54" calcext:value-type="float">
            <text:p>1154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2297" calcext:value-type="float">
            <text:p>2297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69" calcext:value-type="float">
            <text:p>2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1342" calcext:value-type="float">
            <text:p>134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60" calcext:value-type="float">
            <text:p>96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152" calcext:value-type="float">
            <text:p>2152</text:p>
          </table:table-cell>
          <table:table-cell table:style-name="TL_20_Data" office:value-type="float" office:value="2121" calcext:value-type="float">
            <text:p>2121</text:p>
          </table:table-cell>
          <table:table-cell table:style-name="TL_20_Data" office:value-type="float" office:value="4273" calcext:value-type="float">
            <text:p>4273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36" office:value-type="float" office:value="46" calcext:value-type="float">
            <text:p>4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895" calcext:value-type="float">
            <text:p>189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210" calcext:value-type="float">
            <text:p>4210</text:p>
          </table:table-cell>
          <table:table-cell table:style-name="TL_20_Data" office:value-type="float" office:value="4205" calcext:value-type="float">
            <text:p>4205</text:p>
          </table:table-cell>
          <table:table-cell table:style-name="TL_20_Data" office:value-type="float" office:value="8415" calcext:value-type="float">
            <text:p>841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36" office:value-type="float" office:value="143" calcext:value-type="float">
            <text:p>14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16" calcext:value-type="float">
            <text:p>111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868" calcext:value-type="float">
            <text:p>2868</text:p>
          </table:table-cell>
          <table:table-cell table:style-name="TL_20_Data" office:value-type="float" office:value="2678" calcext:value-type="float">
            <text:p>2678</text:p>
          </table:table-cell>
          <table:table-cell table:style-name="TL_20_Data" office:value-type="float" office:value="5546" calcext:value-type="float">
            <text:p>5546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36" office:value-type="float" office:value="80" calcext:value-type="float">
            <text:p>8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230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011" calcext:value-type="float">
            <text:p>301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080" calcext:value-type="float">
            <text:p>7080</text:p>
          </table:table-cell>
          <table:table-cell table:style-name="TL_20_Data" office:value-type="float" office:value="6883" calcext:value-type="float">
            <text:p>6883</text:p>
          </table:table-cell>
          <table:table-cell table:style-name="TL_20_Data" office:value-type="float" office:value="13963" calcext:value-type="float">
            <text:p>1396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ce36" office:value-type="float" office:value="223" calcext:value-type="float">
            <text:p>2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890" calcext:value-type="float">
            <text:p>4890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758" calcext:value-type="float">
            <text:p>10758</text:p>
          </table:table-cell>
          <table:table-cell table:style-name="TL_20_Data" office:value-type="float" office:value="10561" calcext:value-type="float">
            <text:p>10561</text:p>
          </table:table-cell>
          <table:table-cell table:style-name="TL_20_Data" office:value-type="float" office:value="21319" calcext:value-type="float">
            <text:p>21319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ce36" office:value-type="float" office:value="452" calcext:value-type="float">
            <text:p>45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873" calcext:value-type="float">
            <text:p>787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141" calcext:value-type="float">
            <text:p>22141</text:p>
          </table:table-cell>
          <table:table-cell table:style-name="TL_20_Data" office:value-type="float" office:value="19814" calcext:value-type="float">
            <text:p>19814</text:p>
          </table:table-cell>
          <table:table-cell table:style-name="TL_20_Data" office:value-type="float" office:value="41955" calcext:value-type="float">
            <text:p>41955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ce36" office:value-type="float" office:value="720" calcext:value-type="float">
            <text:p>7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08" calcext:value-type="float">
            <text:p>190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090" calcext:value-type="float">
            <text:p>5090</text:p>
          </table:table-cell>
          <table:table-cell table:style-name="TL_20_Data" office:value-type="float" office:value="4809" calcext:value-type="float">
            <text:p>4809</text:p>
          </table:table-cell>
          <table:table-cell table:style-name="TL_20_Data" office:value-type="float" office:value="9899" calcext:value-type="float">
            <text:p>9899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36" office:value-type="float" office:value="165" calcext:value-type="float">
            <text:p>16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294.4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4671" calcext:value-type="float">
            <text:p>14671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996" calcext:value-type="float">
            <text:p>37996</text:p>
          </table:table-cell>
          <table:table-cell table:style-name="TL_20_Data" office:value-type="float" office:value="35195" calcext:value-type="float">
            <text:p>35195</text:p>
          </table:table-cell>
          <table:table-cell table:style-name="TL_20_Data" office:value-type="float" office:value="73191" calcext:value-type="float">
            <text:p>73191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ce36" office:value-type="float" office:value="1337" calcext:value-type="float">
            <text:p>133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384" calcext:value-type="float">
            <text:p>538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072" calcext:value-type="float">
            <text:p>13072</text:p>
          </table:table-cell>
          <table:table-cell table:style-name="TL_20_Data" office:value-type="float" office:value="13320" calcext:value-type="float">
            <text:p>13320</text:p>
          </table:table-cell>
          <table:table-cell table:style-name="TL_20_Data" office:value-type="float" office:value="26392" calcext:value-type="float">
            <text:p>26392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ce36" office:value-type="float" office:value="306" calcext:value-type="float">
            <text:p>30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750" calcext:value-type="float">
            <text:p>8750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651" calcext:value-type="float">
            <text:p>23651</text:p>
          </table:table-cell>
          <table:table-cell table:style-name="TL_20_Data" office:value-type="float" office:value="21581" calcext:value-type="float">
            <text:p>21581</text:p>
          </table:table-cell>
          <table:table-cell table:style-name="TL_20_Data" office:value-type="float" office:value="45232" calcext:value-type="float">
            <text:p>4523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ce36" office:value-type="float" office:value="540" calcext:value-type="float">
            <text:p>54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472" calcext:value-type="float">
            <text:p>6472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/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352" calcext:value-type="float">
            <text:p>17352</text:p>
          </table:table-cell>
          <table:table-cell table:style-name="TL_20_Data" office:value-type="float" office:value="16197" calcext:value-type="float">
            <text:p>16197</text:p>
          </table:table-cell>
          <table:table-cell table:style-name="TL_20_Data" office:value-type="float" office:value="33549" calcext:value-type="float">
            <text:p>33549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ce36" office:value-type="float" office:value="385" calcext:value-type="float">
            <text:p>38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358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0606" calcext:value-type="float">
            <text:p>20606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4081" calcext:value-type="float">
            <text:p>54081</text:p>
          </table:table-cell>
          <table:table-cell table:style-name="TL_20_Data" office:value-type="float" office:value="51104" calcext:value-type="float">
            <text:p>51104</text:p>
          </table:table-cell>
          <table:table-cell table:style-name="TL_20_Data" office:value-type="float" office:value="105185" calcext:value-type="float">
            <text:p>105185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ce36" office:value-type="float" office:value="1231" calcext:value-type="float">
            <text:p>123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144" calcext:value-type="float">
            <text:p>714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547" calcext:value-type="float">
            <text:p>18547</text:p>
          </table:table-cell>
          <table:table-cell table:style-name="TL_20_Data" office:value-type="float" office:value="18849" calcext:value-type="float">
            <text:p>18849</text:p>
          </table:table-cell>
          <table:table-cell table:style-name="TL_20_Data" office:value-type="float" office:value="37396" calcext:value-type="float">
            <text:p>37396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ce36" office:value-type="float" office:value="477" calcext:value-type="float">
            <text:p>47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387" calcext:value-type="float">
            <text:p>138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table:number-columns-repeated="2"/>
          <table:table-cell table:style-name="TL_20_Data" office:value-type="float" office:value="3721" calcext:value-type="float">
            <text:p>3721</text:p>
          </table:table-cell>
          <table:table-cell table:style-name="TL_20_Data" office:value-type="float" office:value="3527" calcext:value-type="float">
            <text:p>3527</text:p>
          </table:table-cell>
          <table:table-cell table:style-name="TL_20_Data" office:value-type="float" office:value="7248" calcext:value-type="float">
            <text:p>7248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36" office:value-type="float" office:value="49" calcext:value-type="float">
            <text:p>4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3" calcext:value-type="float">
            <text:p>5713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49" calcext:value-type="float">
            <text:p>109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36" office:value-type="float" office:value="96" calcext:value-type="float">
            <text:p>9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13421.9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491" calcext:value-type="float">
            <text:p>10491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7987" calcext:value-type="float">
            <text:p>27987</text:p>
          </table:table-cell>
          <table:table-cell table:style-name="TL_20_Data" office:value-type="float" office:value="27614" calcext:value-type="float">
            <text:p>27614</text:p>
          </table:table-cell>
          <table:table-cell table:style-name="TL_20_Data" office:value-type="float" office:value="55601" calcext:value-type="float">
            <text:p>55601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ce36" office:value-type="float" office:value="622" calcext:value-type="float">
            <text:p>6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3805" calcext:value-type="float">
            <text:p>13805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5193" calcext:value-type="float">
            <text:p>35193</text:p>
          </table:table-cell>
          <table:table-cell table:style-name="TL_20_Data" office:value-type="float" office:value="36647" calcext:value-type="float">
            <text:p>36647</text:p>
          </table:table-cell>
          <table:table-cell table:style-name="TL_20_Data" office:value-type="float" office:value="71840" calcext:value-type="float">
            <text:p>71840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ce36" office:value-type="float" office:value="988" calcext:value-type="float">
            <text:p>98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588" calcext:value-type="float">
            <text:p>158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808" calcext:value-type="float">
            <text:p>4808</text:p>
          </table:table-cell>
          <table:table-cell table:style-name="TL_20_Data" office:value-type="float" office:value="4450" calcext:value-type="float">
            <text:p>4450</text:p>
          </table:table-cell>
          <table:table-cell table:style-name="TL_20_Data" office:value-type="float" office:value="9258" calcext:value-type="float">
            <text:p>925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ce36" office:value-type="float" office:value="274" calcext:value-type="float">
            <text:p>27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472.9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5393" calcext:value-type="float">
            <text:p>15393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05" calcext:value-type="float">
            <text:p>130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0017" calcext:value-type="float">
            <text:p>40017</text:p>
          </table:table-cell>
          <table:table-cell table:style-name="TL_20_Data" office:value-type="float" office:value="41108" calcext:value-type="float">
            <text:p>41108</text:p>
          </table:table-cell>
          <table:table-cell table:style-name="TL_20_Data" office:value-type="float" office:value="81125" calcext:value-type="float">
            <text:p>81125</text:p>
          </table:table-cell>
          <table:table-cell table:style-name="TL_20_Data" office:value-type="float" office:value="1640" calcext:value-type="float">
            <text:p>1640</text:p>
          </table:table-cell>
          <table:table-cell table:style-name="ce36" office:value-type="float" office:value="1262" calcext:value-type="float">
            <text:p>126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3688" calcext:value-type="float">
            <text:p>33688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351" calcext:value-type="float">
            <text:p>335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2934" calcext:value-type="float">
            <text:p>82934</text:p>
          </table:table-cell>
          <table:table-cell table:style-name="TL_20_Data" office:value-type="float" office:value="84725" calcext:value-type="float">
            <text:p>84725</text:p>
          </table:table-cell>
          <table:table-cell table:style-name="TL_20_Data" office:value-type="float" office:value="167659" calcext:value-type="float">
            <text:p>167659</text:p>
          </table:table-cell>
          <table:table-cell table:style-name="TL_20_Data" office:value-type="float" office:value="3213" calcext:value-type="float">
            <text:p>3213</text:p>
          </table:table-cell>
          <table:table-cell table:style-name="ce36" office:value-type="float" office:value="2383" calcext:value-type="float">
            <text:p>238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0983" calcext:value-type="float">
            <text:p>20983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7874" calcext:value-type="float">
            <text:p>57874</text:p>
          </table:table-cell>
          <table:table-cell table:style-name="TL_20_Data" office:value-type="float" office:value="52707" calcext:value-type="float">
            <text:p>52707</text:p>
          </table:table-cell>
          <table:table-cell table:style-name="TL_20_Data" office:value-type="float" office:value="110581" calcext:value-type="float">
            <text:p>110581</text:p>
          </table:table-cell>
          <table:table-cell table:style-name="TL_20_Data" office:value-type="float" office:value="1870" calcext:value-type="float">
            <text:p>1870</text:p>
          </table:table-cell>
          <table:table-cell table:style-name="ce36" office:value-type="float" office:value="1686" calcext:value-type="float">
            <text:p>168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461" calcext:value-type="float">
            <text:p>1046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8468" calcext:value-type="float">
            <text:p>28468</text:p>
          </table:table-cell>
          <table:table-cell table:style-name="TL_20_Data" office:value-type="float" office:value="26563" calcext:value-type="float">
            <text:p>26563</text:p>
          </table:table-cell>
          <table:table-cell table:style-name="TL_20_Data" office:value-type="float" office:value="55031" calcext:value-type="float">
            <text:p>55031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ce36" office:value-type="float" office:value="652" calcext:value-type="float">
            <text:p>65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536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8_D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string" calcext:value-type="string">
            <text:p>OV</text:p>
          </table:table-cell>
          <table:table-cell table:style-name="ce51" office:value-type="string" calcext:value-type="string">
            <text:p>03_0323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3" table:number-columns-repeated="2"/>
          <table:table-cell table:style-name="ce19"/>
          <table:table-cell/>
          <table:table-cell table:style-name="ce24" office:value-type="float" office:value="65132" calcext:value-type="float">
            <office:annotation draw:style-name="gr3" draw:text-style-name="P2" svg:width="101.62pt" svg:height="55.53pt" svg:x="660.73pt" svg:y="13549.49pt" draw:caption-point-x="-12.19pt" draw:caption-point-y="7.77pt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</table:table-cell>
          <table:table-cell table:style-name="ce28" office:value-type="float" office:value="2052" calcext:value-type="float">
            <text:p>2052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5146" calcext:value-type="float">
            <text:p>5146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69313" calcext:value-type="float">
            <text:p>169313</text:p>
          </table:table-cell>
          <table:table-cell table:style-name="ce28" office:value-type="float" office:value="164025" calcext:value-type="float">
            <text:p>164025</text:p>
          </table:table-cell>
          <table:table-cell table:style-name="ce28" office:value-type="float" office:value="333338" calcext:value-type="float">
            <text:p>333338</text:p>
          </table:table-cell>
          <table:table-cell table:style-name="ce28" office:value-type="float" office:value="5893" calcext:value-type="float">
            <text:p>5893</text:p>
          </table:table-cell>
          <table:table-cell table:style-name="ce37" office:value-type="float" office:value="4721" calcext:value-type="float">
            <text:p>4721</text:p>
          </table:table-cell>
          <table:table-cell table:style-name="ce42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2" office:value-type="string" calcext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4:16:46.2238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41:55</meta:creation-date>
    <dc:date>2015-02-12T14:19:08.375218000</dc:date>
    <meta:generator>LibreOffice/4.4.0.3$MacOSX_X86_64 LibreOffice_project/de093506bcdc5fafd9023ee680b8c60e3e0645d7</meta:generator>
    <meta:editing-duration>PT2M22S</meta:editing-duration>
    <meta:editing-cycles>1</meta:editing-cycles>
    <meta:document-statistic meta:table-count="1" meta:cell-count="16323" meta:object-count="0"/>
  </office:meta>
</office:document-meta>
</file>